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tyle="normal" style:font-style-asian="normal" style:font-style-complex="normal"/>
    </style:style>
    <style:style style:name="P2" style:family="paragraph" style:parent-style-name="Standard">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LTERNATE INTRODUCTION TO DAGINAL </text:p>
      <text:p text:style-name="Standard">What do we want to show here? <text:line-break/><text:line-break/>Want to showcase the opening to the Kastligar planet, fortune, and relationship between Mom and Dad and Daginal. </text:p>
      <text:p text:style-name="Standard"/>
      <text:p text:style-name="Standard">What is the central flaw here. <text:line-break/><text:line-break/>Daginal couldn't be himself and show what he really believed so he made a curated version of himself that everyone could handle and then set about getting what he wanted- </text:p>
      <text:p text:style-name="Standard"/>
      <text:p text:style-name="Standard">The exterior version is what everyone thinks. It is the nice guy- good in school etc. </text:p>
      <text:p text:style-name="Standard"/>
      <text:p text:style-name="Standard">The interior version doesn't care what they have to DO so long as they are getting what they want and appearing the way they need to- </text:p>
      <text:p text:style-name="Standard"/>
      <text:p text:style-name="Standard">So how does this happen- </text:p>
      <text:p text:style-name="Standard"/>
      <text:p text:style-name="Standard">We need to see him acting one way- and thinking and feeling another- </text:p>
      <text:p text:style-name="Standard"/>
      <text:p text:style-name="Standard">What could be some examples of this? <text:line-break/><text:line-break/>So we see him in the barbast- What could he be doing there that isn't the “conflict with the head brother etc.” That feels too nail on the head. Maybe we see him looking at the barbast as a business but seeing</text:p>
      <text:p text:style-name="Standard">the “inner workings.” This let's him justify his actions “the barbast does it” <text:line-break/><text:line-break/>The section with the drugs- do you want him to be doing or using drugs? Eventually yes. But not have that be the “thing” that he and dreth are doing. Have him doing the repairs business, the basic normal stuff- that would have passed, but not really been *Extraordinary* that he needs. He chooses to lie- to show people something that he isn't because then he can be on the board- the etc. everything he needs. They lie about their earnings and their structure protects them from having to disclose what they actually are. </text:p>
      <text:p text:style-name="Standard"/>
      <text:p text:style-name="Standard">But it sets him on this timeframe for hostile take over- he still doesn't know what is after him. But we begin to see what it is the moment he take on the corporate structure. We should see something that awakens and is hunting him. What should that be? The gross corporate things wake up on Eyrth. Starts putting out tendrils. <text:line-break/><text:line-break/>He takes on the spirit of capitalism and it sees and helps him find what he needs. His grandfather's legacy. The sentinel's and their hold on interplanitary shipping. </text:p>
      <text:p text:style-name="Standard"/>
      <text:p text:style-name="Standard">What does he do next? </text:p>
      <text:p text:style-name="Standard"/>
      <text:p text:style-name="Standard">The system alerts on what they actually have- the lone sentinel. THEN they go to the ship, then they start doing the stuff Daginal could only have dreamed about. </text:p>
      <text:p text:style-name="Standard"/>
      <text:p text:style-name="Standard">Next what do we need to have be different with Laura Ingles Wilder? </text:p>
      <text:p text:style-name="Standard"/>
      <text:p text:style-name="Standard">It shouldn't be so overt. The dutchess or whatever her name is shouldn't be like chemically raping her <text:soft-page-break/>and making her do what she wants. She should be laying out layers and layers of complexity and desire etc. The treetop shouldn't be seen as this “smut palace” even though that is what it is. It should be seen as the dutchess wants us to see it. But in reality it is the only place that this kind of stuff matches etc- can happen. </text:p>
      <text:p text:style-name="Standard"/>
      <text:p text:style-name="Standard">Tinder- porn whatever. She controls sexuality, those who cannot afford the true relationship can have a VR girlfirned or come to the pleasure palace. Those who who can afford relationship are matched according to the algorythm. And those who can afford even more get anything and everything free'd from the morality and rules. <text:line-break/><text:line-break/>Laura has an incredibly defined sense of self- and because of this she can wade into the waters of the pleasure dome and not be compleetly consumed by them. The dutchess herself is addicted. This thing only works when someone can be objective. It has to be sealled off like a disese. Controlled. Religion controlled access to sex- and capitalism as the new religion must have it's own controls. </text:p>
      <text:p text:style-name="Standard"/>
      <text:p text:style-name="Standard">She leaves and heads to the resistance. Where everything seems like they're making a difference. But she soon learns what Daginal already knows- that this is all a show, and a playground for the ultra wealthy. She remembers Aurthur- goes to find him. </text:p>
      <text:p text:style-name="Standard"/>
      <text:p text:style-name="Standard">The great corporation. We own everything. <text:s/></text:p>
      <text:p text:style-name="Standard"/>
      <text:p text:style-name="Standard">Scenes for Daginal- </text:p>
      <text:p text:style-name="Standard"/>
      <text:p text:style-name="Standard">Love the opening introduction to Firelake- the wildfires and the smoke. But what are we trying to show the reader? Entitled, misguided, he's buying into the corporate world. See's greed as his number one? No it's more multilayered than that. Sees greed as the only way he can be free. Has to get to the top of this thing in order to be secure and free enough to be himself. </text:p>
      <text:p text:style-name="Standard"/>
      <text:p text:style-name="Standard">Who is daginal at his core? Well that's a tough one who are you at your core? He doesn't know. </text:p>
      <text:p text:style-name="Standard"/>
      <text:p text:style-name="Standard">How are you going to show who he is at his core anyway? You need to give him a serries of challenges and have him SHOW the reader who he is based on his reactions to these challenges. </text:p>
      <text:p text:style-name="Standard"/>
      <text:p text:style-name="Standard">Challenge number one- Show the religion- have him go to church? What's the point of that? Well sainthood and the work of the church are deeply important to his family. The local church on Firelake informs who he is and what his family expects of him. Have him questioning. </text:p>
      <text:p text:style-name="Standard"/>
      <text:p text:style-name="Standard">Challenge two- show him failing a start up. Don't just talk about the start ups. Have him do one. And show him in classes learning. Teaming up with Dreth- and cheating. Let the reader see the justificaitons </text:p>
      <text:p text:style-name="Standard"/>
      <text:p text:style-name="Standard">he thinks he is like a character in one of the books- a saint a reader, a gamer. That's it right there. Cheat codes. </text:p>
      <text:p text:style-name="Standard"/>
      <text:p text:style-name="Standard">He's extrinsically motivated. The internal intrinsic motivation is dead. The classes don't seem to show him how to get where he wants to go- the start up-<text:line-break/><text:line-break/>That's because they don't have the answer- they would be doing it if they knew. What is really happening is some smart- incredible people are harnessing things in ways people wouldn't really understand. </text:p>
      <text:p text:style-name="Standard"><text:soft-page-break/>Have to be able to say no to morgan</text:p>
      <text:p text:style-name="Standard"/>
      <text:p text:style-name="Standard">Ok so let's craft a scene- what do we see here? <text:line-break/><text:line-break/>The college of business- It is deeply rooted in the church. The one true god- there is no one true god. And people who think like that are eliminated. Used to fierce competition and people dying when their ideas are bad. <text:line-break/><text:line-break/>Hallowed temple halls. The next big thing. </text:p>
      <text:p text:style-name="Standard"/>
      <text:p text:style-name="Standard">What's the scene? <text:line-break/><text:line-break/>Daginal in a college class- want the reader to “like” him- maybe want the reader to sympathize with him. <text:line-break/><text:line-break/>What is he? He's a person who doesn't deserve to get to where he is by his merits- He does it through alternate means: His lineage, his family, his cheating. The things he get's he get's from others. Does the ends justify the emans? </text:p>
      <text:p text:style-name="Standard"/>
      <text:p text:style-name="Standard">Greasy black fog snaked it's tendrils, plant like, seeking through the grid and streets of firelake. From above the <text:s/>Titanic buildings stood as mountains stand in the darkness. Immortal and immune. Only their lower pilings even sheathed by the fog. The buildings were dark- for the opening gong of the market had not yet rung. It was early still- the predawn quiet that belongs to the early riser and the night owl. The estuary of darkness, the back entrance to the night. </text:p>
      <text:p text:style-name="Standard"/>
      <text:p text:style-name="Standard">Out of the darkness- a man. Tall and broadly built. Beneficiary of generations of selective breeding and training. Before him is the portal to the immortal temple of the market. It rises like the black lace veil of a mourning widow a hundred stories tall. Her lace is weaved from stone and her tears are the statuaries and shrines of her saints which glitter and adorn her visage like black beads in the foggy darkness. </text:p>
      <text:p text:style-name="Standard"/>
      <text:p text:style-name="Standard">The man cannot make himself enter the market. <text:line-break/><text:line-break/>“The gong will ring any minute.” he says to himself- like a coach or a hype man. “You <text:span text:style-name="T1">have </text:span><text:span text:style-name="T2">to be there.” But somewhere inside himself, in a place he cannot look at or acknowledge. He knows what is about to happen. <text:line-break/><text:line-break/>“You're a fucking </text:span><text:span text:style-name="T1">winner.</text:span><text:span text:style-name="T2">” he strikes his chest like a warrior about to go to battle. “A Kastligar. No Kastligar has failed the start up. </text:span><text:span text:style-name="T1">EVER.” </text:span></text:p>
      <text:p text:style-name="P1"/>
      <text:p text:style-name="P1">This bravado covers the part he cannot look at. He takes a deep drag from a small black cylinder which glows the color of sunshine through green leaves. Then he coughs a short dry cough and exhales a misty smoke that blazes into wisps of lazy fire like the last grasps of a coal about to extinguish. Black flask opens with a metal clank of screw threads and chases down the cough and smoke. The drugs calm him. He feels steady confidence, but His hands shake as he tucks the flask and cylinder into the hidden pockets of his worn leathers. He bends to tightly lace his boots. </text:p>
      <text:p text:style-name="P1"/>
      <text:p text:style-name="Standard"><text:span text:style-name="T2">Face upturned he stared down the open corridor and his fingers laced the boots without vision, the action automatic. Whatever warning signs were screaming from the hidden places he could not hear </text:span><text:soft-page-break/><text:span text:style-name="T2">them over the warm breath the smoke left in his chest, and the deep bath of confidence the black liquid sunk like lead in his veins. <text:line-break/><text:line-break/>“You're a fucking winner. You're entitled to this. You got this. ”</text:span></text:p>
      <text:p text:style-name="P1"/>
      <text:p text:style-name="P1">Daginal stood and took big steady steps towards the veil of the temple. The weavings of the architecture were like magic and the towering folds of the widow's veil seemed to open as he strode further into the opening portal. <text:line-break/><text:line-break/>Sensing a founder the portal began the pageantry that was due any devotee of the market- the visual and auditory libations that would crown another devotee of the bull, or victim of the bear. </text:p>
      <text:p text:style-name="P1"/>
      <text:p text:style-name="P1">From innumerable stories up great grinding wheels spun at thousands of RPMS against pure shafts of titanium. White hot sparks of the burning metal fell like a waterfall of stars. Daginal increased his pace, running now with long upward 90 degree strides of arms and legs.<text:line-break/><text:line-break/>“VICTORY IS OURS! TAKE IT! IT IS YOUR BIRTHRIGHT!!” <text:line-break/><text:line-break/> The cheers of a hundred thousand vocal cords echoed from the biological organ behind the altar of money at the center of the temple. The organ had been built from live vocal cords, and the corporation could turn on the web of organ pipes, moist and dripping, any time it liked. It screamed to life now. Like the gnashing crowd screaming for a gladiators blood. </text:p>
      <text:p text:style-name="P1"/>
      <text:p text:style-name="P1">Through the sparks he ran, as if crossing the finish line. Hands up in a pose of triumph. He jogged past the ornate statues. First the gore hung bear. A bronze of hammered runes wreathed in visera. The pool at it's feet collecting the spilled life of failed companies. He did not look at it and stopped only at the silver wrought ornate horns of the bull. He kissed his hand, stepped through the fountain of gold, and pressed it against the horn with a whisper. “Bring me fortune.” </text:p>
      <text:p text:style-name="P1"/>
      <text:p text:style-name="P1">The organ played and the shouts of the instrument crowd grew even louder. His heart beat fast and he stood on the pillar of the ascendant. “From here we ride the great green line of success into everything we've ever wanted.” he reassured himself. </text:p>
      <text:p text:style-name="P1"/>
      <text:p text:style-name="P1">With a bang of a thousand tons of wood the judgment began. The market was open. The brave ensign of his company WILD IRON WEAPONS SYSTEMS unfurled from a hundred banners that rolled down the columns of the temple. He stood at the podium hands grasped- ready to ride the storm of victory. </text:p>
      <text:p text:style-name="P1"/>
      <text:p text:style-name="P1">Outside the temple the buildings began to glow from a thousand windows and the black fog in the artificial valleys glowed from below as the light attempted to escape its oppressive flow. </text:p>
      <text:p text:style-name="P1"/>
      <text:p text:style-name="P1">The first movements looked good thought Daginal. Hundreds of thousands of shares were picked up in an instant. The first sharks looking to speculate on a new company. The timber of the vocals in the crowd was ecstatic, hopeful, triumphant even. They were willing him to strike. To make the fortune. His victory was their victory and they would rule today. <text:line-break/><text:line-break/>The artificial confidence in his veins and lungs danced like a paper dragon. The price was moving up. The movements had sparked the interest of even bigger players- VANGUARD, BLACK ROCK. The music was deep and resounding pulsing beat of success. His movements and headbanging were cast <text:soft-page-break/>over the visualizer screens in slow motion. The music thumped the beat of success. </text:p>
      <text:p text:style-name="P1"/>
      <text:p text:style-name="Standard"><text:span text:style-name="T2">Then the algorithm began to descend into the books and realities of his company. It looked in the dark places. Saw the slip shod work. The lack of understanding. The Mistakes and... he couldn't say it. But </text:span><text:span text:style-name="T2">he knew it. The lies. </text:span></text:p>
      <text:p text:style-name="P1"/>
      <text:p text:style-name="P1">One fat green line began to falter and he could feel his heartbeat go faster. “No. No NO!!” He yelled. As if he could will the lines. Will reality. “I fucking deserve the success. It's MINE. GIVE IT TO ME!” </text:p>
      <text:p text:style-name="P1"/>
      <text:p text:style-name="P1">The algorithm smelt bullshit, and cut the valuation rating. In a moment the hundreds of thousands of shares went from 150000.00 to 45000. Voices in the choir turned from supportive to hateful, calling for downfall death defeat. </text:p>
      <text:p text:style-name="P1"/>
      <text:p text:style-name="P1">Desperate Daginal threw in his last efforts. The hidden research and development dropped- a new product launch wasn't advisable in these conditions. In fact it was a rookie mistake and another red flag. But he was desperate. </text:p>
      <text:p text:style-name="P1"/>
      <text:p text:style-name="P1">The lines turned green again for a moment. The sharks swam around snapping up shares. The action made more price movements. Daginal smiled, hopeful. He could feel it there- the success. HE closed his eyes and thought of a thousand smiling faces waiting for him at the Treetop. The ships, the planets, the luscious beautiful bodies. </text:p>
      <text:p text:style-name="P1"/>
      <text:p text:style-name="P1">He didn't even feel the first tipping of the pillar. But when he opened his eyes he was moving, and not upward, but down. He fell faster than his stock price plummeted as the algorithm cracked the lies of his R&amp;D dossier to pieces. <text:line-break/><text:line-break/>Down into the pool of defeat. The voices of the choir were all screaming horribly now. The litany of the loser. Daginal's great fall into the pit of gore and was back lit by the red flashing of the plummeting lines <text:s/>His arms and legs flailed. His face in agony would be shown on the morning news casts. The moment he splashed into the pool beneath the Bear's down turned slashing claws. The banner's of WILD IRON WEAPON's SYSTEMS fell from the columns, sizzling to ash as they floated. Daginal coughed and sputtered in the pit of gore when he came to the surface, and his company kicked and shuttered spasmodically as it's last life blood flowed out over the altar of the bear. The value lines plunged to zero. It was dead. </text:p>
      <text:p text:style-name="P1"/>
      <text:p text:style-name="P1">He was crying. The blood and tears blinded him. He struggled from the pit, screaming. “IT WASN”T FAIR. I'M A KASTLIGAR. WE WIN. WE SUCCEEDE.” HE ran from the pit as fast as he could. One could have followed every squelchy foot print of his blood filled boots down to the edge of the water. On the shores of Firelake in the ashes of his failure he vowed to do whatever it took to never appear like this again. <text:s/></text:p>
      <text:p text:style-name="P1"/>
      <text:p text:style-name="P1">What happens next? HE has to go to school- to talk with the professors. They will disect his company and talk about what went wrong. That he has to have actual sales and investors etc. </text:p>
      <text:p text:style-name="P1"/>
      <text:p text:style-name="P1">He's only motivated by externalities- pass this and you'll be rich And there is nothing that matters and any means are ok- </text:p>
      <text:p text:style-name="P1"/>
      <text:p text:style-name="P1">The next morning Daginal sat in the back of the business college classroom. He was freshly showered and groomed, but his skin still had the reddish tinge of blood that would not come off. The rest of his <text:soft-page-break/>classmates shuffled in. </text:p>
      <text:p text:style-name="P1"/>
      <text:p text:style-name="P1">Dreth approached and sat down next to him. Daginal did not look up. <text:line-break/><text:line-break/>“Rough luck yesterday. You almost had it.” He took off his sunglasses and tucked them atop his head. Then looked at <text:s/>Daginal who was staring across the room at the great brother. <text:line-break/><text:line-break/>“That algorithm is fucking bullshit. How is anyone supposed to get past that?” </text:p>
      <text:p text:style-name="P1"/>
      <text:p text:style-name="P1">“Yeah if you're going to go for the pump and sell you need better books.” Daginal looked confused. <text:line-break/><text:line-break/>“Pump and sell?” <text:line-break/><text:line-break/>“Yeah. The stratigy you were...” Dreth stopped. The look on Daginal's face made it clear he had not planned a stratigy. Did not even know the strategy existed. </text:p>
      <text:p text:style-name="P1"/>
      <text:p text:style-name="P1">“Oh man you don't know any of the classic schemes?” Dreth shifted in his chair, uncomfortable for Daginal.</text:p>
      <text:p text:style-name="P1"/>
      <text:p text:style-name="P1">“No it don't know any of the classic <text:span text:style-name="T1">schemes.</text:span>” He bit at his fingernails, which were already nubs. The red beneath them wouldn't come off and it gauled him that he'd be marked this way for days. </text:p>
      <text:p text:style-name="P1"/>
      <text:p text:style-name="P1">“Why would they make it so fucking hard to pass? I'm fated to pass it. I'm a Kastligar. There's got to be something wrong with the algorithm.” </text:p>
      <text:p text:style-name="P1"/>
      <text:p text:style-name="P1">Dreth furrowed his brow quizzically. Wrong with the <text:span text:style-name="T1">algorithm?</text:span> He thought. </text:p>
      <text:p text:style-name="P1"/>
      <text:p text:style-name="P1">“The algortithm has been profitable for over seventy million market cycles. There's nothing wrong with the Algorithm.” <text:line-break/><text:line-break/>For the first time Daginal looked at Dreth. “Well the Kastligars have always passed the start up. For four hundred years. So there's got to be something wrong with it hasn't there? </text:p>
      <text:p text:style-name="P1"/>
      <text:p text:style-name="P1">The window outside the classroom was a large blue portal, square and wide that looked out across the thousands of acres of green forest and clear sky. <text:line-break/><text:line-break/>With a rush, water began to fall over the top of the window and patter and splash on the cantiliver alcove below. It gave the classroom a “behind the waterfall” feeling. Completely isolated and bathed in white noise. </text:p>
      <text:p text:style-name="P1"/>
      <text:p text:style-name="P1">Screens behind the great brother flickered to life. Daginal was horrified to see stills of his face playing over them. Blood soaked. </text:p>
      <text:p text:style-name="P1"/>
      <text:p text:style-name="P1">“Ok class. Attention.” The classroom had filled up and inside it were the smartest students of the adjoining ten planets, or the most privileged. </text:p>
      <text:p text:style-name="P1"/>
      <text:p text:style-name="P1">“We'll make this quick. Mr. Kastligar I'm sure that wasn't pleasant yesterday. We don't want to prolong this. Not to worry. Many first failed start ups have led to a succcessful pass. Learn from your mistakes.”</text:p>
      <text:p text:style-name="P1"/>
      <text:p text:style-name="P1"><text:soft-page-break/>Daginal was not looking at the brother, but instead out the window at the wave of water that arched into the platform below in a perfect, unchanging sheet. </text:p>
      <text:p text:style-name="P1"/>
      <text:p text:style-name="P1">“Speaking of mistakes- Can anyone tell me what went wrong for Mr. Kastligar yesterday?” <text:s/></text:p>
      <text:p text:style-name="P1"/>
      <text:p text:style-name="P1">A young lady in a smart business suit with a tight blonde bun raised her hand. Daginal's face was flush and red. He thought to himself “what the fuck is this? They're going to talk through my failures in detail?” For someone who'd never failed at anything, and expected any action he took to bring success it was deeply unpleasant. </text:p>
      <text:p text:style-name="P1"/>
      <text:p text:style-name="P1">Yes here- the great brother pointed. <text:line-break/><text:line-break/>She stood and the faces around her turned. The classroom was an ampitheater and sounds carried perfectly. Daginal could hear the soft inhale before she spoke. <text:line-break/><text:line-break/>“Well first he engaged in dark business straigies.” </text:p>
      <text:p text:style-name="P1"/>
      <text:p text:style-name="P1">The brother looked at him, and interupted “Dark business isn't illegal. In fact it can be quite useful. There are two sides two the chess board. You have to learn to play with black as well as white if you want to win- elaborate on that thought miss. <text:line-break/><text:line-break/>“Ok well I guess it wasn't that he played with black, it was just the way he did it. It was artless. If you're going to sell a pig dressed up- make sure the make up doesn't come off while you're on the podium. </text:p>
      <text:p text:style-name="P1"/>
      <text:p text:style-name="P1">Daginal was not absorbing any of the criticism. There were huge bulwarks in his mind that protected a very fragile place. The place he could not look. And the bulwarks turned anything that struck them, outward. </text:p>
      <text:p text:style-name="P1"/>
      <text:p text:style-name="P1">He didn't feel like a failure. There was a vast fortune waiting in the Kastligar holds already, wasn't there? And it would be his, it was his. The feeling of that wealth, his name, it all filled him with a confidence. Subterranean in his psyche, there was a growing thought. “Do whatever it takes to pass this. Then you'll be where you deserve to be.” </text:p>
      <text:p text:style-name="P1"/>
      <text:p text:style-name="P1">The classroom was still talking. He phased his attention back in- </text:p>
      <text:p text:style-name="P1"/>
      <text:p text:style-name="P1">“So we see from the ledgers here. This was a Classic Grunfeld Defense. Boost the stock price with a show of sales and Research and Development. I'm sure Mr. Kastligar wanted to cash out and turn his stocks into profits. Turn the dreams to real profits. This has worked, but with larger sales numbers and... He paused. Well the crucx of it is that there can be inflated sales and R&amp;D but not to this level. There has to be a foundation of success. It can't be all dreams and hype. </text:p>
      <text:p text:style-name="P1"><text:line-break/>“This whole thing is dreams and hype. Stupid. When will we actually need this? How does this little show company translate into real success?” Thought Daginal. </text:p>
      <text:p text:style-name="P1"/>
      <text:p text:style-name="P1">“alright. With that we'll conclude the difficult probing. Hopefully that was educational.” <text:line-break/><text:line-break/>It wasn't. Thought Daginal. <text:s/>“if you knew how to pass the start up, reliably pass the start up then we'd all pass. There wouldn't be this. You don't build a starship and then put it to the tests and blame it for <text:soft-page-break/>failing do you? You'd blame the engineers.” </text:p>
      <text:p text:style-name="P1"/>
      <text:p text:style-name="P1">The waterfall stopped flowing. The last of the water sounds trickled off the raised deck outside the window. The students trickled out as well. With the shield of water gone the shout and bustle of the <text:s/>city poured in. The grinding and sizzling of metal and repairs. Thunder in the distance. The static line reaching up to the moon filled the whole eastern sky. It's size a magnitude greater than mountains, or the lake itself. Kastligar in huge red letters climbed it's side. </text:p>
      <text:p text:style-name="P1"/>
      <text:p text:style-name="P1">Dreth stood in the door way and looked back at the scene. Daginal with his head between his hands, still in the back of the room and the window framed the static line and the name in the sky. <text:line-break/><text:line-break/>“If that isn't an opportunity I don't know what is.” <text:line-break/><text:line-break/>He coughed awkwardly and then said “Do you need some help with your books?” </text:p>
      <text:p text:style-name="P1"/>
      <text:p text:style-name="P1">“My books?” Said Daginal, roused from his thoughts. <text:line-break/><text:line-break/>“Your accounting. I know a trick or two that might help you with the work you're trying to do.”</text:p>
      <text:p text:style-name="P1"/>
      <text:p text:style-name="P1">What are you trying to convey? That he's a good kid he was an optimist. A change the worldist. <text:s/>He had high hopes and dreams and wanted to help- but when he saw how the world worked... well it broke him. Made him want to cheat. If they were going to lie then he certainly could too. </text:p>
      <text:p text:style-name="P1"/>
      <text:p text:style-name="P1">What would you have to show him being...?</text:p>
      <text:p text:style-name="P1"/>
      <text:p text:style-name="P1">What if you had his first start up be a teach kids to read school? Solve hunger and fix the poor problem? </text:p>
      <text:p text:style-name="P1"/>
      <text:p text:style-name="P1">What if we just visited him in three successive years? Like saw him at first- Then later. Then at the end? We could kind of get to know him in quick succession-</text:p>
      <text:p text:style-name="P1"/>
      <text:p text:style-name="P1">First he's all bright eyed and bushy tailed. Excited and ready to go. Feels like he's going to change the world. </text:p>
      <text:p text:style-name="P1"/>
      <text:p text:style-name="P1">Is is hard to impart what The Church meant to the Kastligars. The church meant many things to the Kastligars. It was more important than family, for Gentlin Kastligar has disowned his first and second sons for leaving and holding tenants of the rebellion. <text:s/><text:line-break/><text:line-break/>Daginal sat on the edge of the greeen tuffted morass near the edge of the lake. The dirt beneath the grass had been eroded by the rains, more deposited by the floods, and erroded again, so that ground had an uneven hilly quality, like it was a series of green irish hills that had been shrunk down to fit the little spot protioned it there on the side of lake. <text:line-break/><text:line-break/>He felt at home here in nature. The trees and the grass the waters were his temple. They made him fell at peace and the worship that was required here came second nature to him. He was shaking, violent spasmodic quakes. And the noises that came out of his mouth weren't words but aches of rage shame and confusion. He'd failed again, and came to this place where he could be alone. He eased himself bodily into the water. Let himself sink to the bottom. Screamed “NOOOOOOOOOOOOO.” Till his lungs were empty and he had to resurface through the tallowy red sheen that spread from his body and <text:soft-page-break/>clothes. <text:s/><text:line-break/><text:line-break/>The blood was thick and sticky now, the quality it took after it had been out of the Bear's pool for an hour or so. It clung to jacket folds and stuck in clots in his hair. Anywhere he touched was highlighted red. He knew it would all be gone in a few days. The last of it would stick longest under his fingernails. That it would stain the grass and shoreline for a week. What he did not know is how to stop ending up stained in the Blood of the Bear. Lungs full he dove into the water again. </text:p>
      <text:p text:style-name="P1"/>
      <text:p text:style-name="P1">Over head the sky was blue, what could be seen of it through the smoke of the fires. The fires burned so hard last night that a whole devision of farm equipment had been diverted from the harvest to go cut breaks in the tree lines and grass lands. With out their help on the harvest, the farmstuff might fail. But if the garms burned there'd be no harvest at all. It would be a rough couple of years for the hungry crowded around the Barbast's doors. The smoke of the fires rose and twisted as it was pulled into the purpetual front of static storm that exsisted at the angry edge where the Kastligar Line tore through the atmosphere. Dark clouds matched Daginals mind. </text:p>
      <text:p text:style-name="P1"/>
      <text:p text:style-name="P1">Daginal thought. Deep in the womb like water of firelake. Thought of the generations of Kastligars that had come before him. Wasn't he made of the same stuff they were? They had all passed the start up. But he could not. What did they have that he didn't? </text:p>
      <text:p text:style-name="P1"/>
      <text:p text:style-name="P1">Well belief to start with. He surfaced. Wiped the water out of his eyes and exhaled through his nose to clear it. The Church meant so much to the Kastligar line. He could not summon the depths of belief they had, but he knew the history of his line. He knew the things they had <text:span text:style-name="T1">done</text:span> for the church. Gallant Kastligar had made a pilgrimdge through the hostile lands of three tribes to bring a temple relic to it's grave site. Every generation had tithed 10% of their gross earnings. As he swam he could hear the old songs of his clan singing in his head. Deep drums of skin beat low. Pipes in the middle. Carved from ancestors bones. The warm dancy fiddle chimed high and snag of green hills and success and children and hope. It brought tears to Daginal's eyes. </text:p>
      <text:p text:style-name="P1"/>
      <text:p text:style-name="P1">Their belief pervaded their entire lives. Controlled who they would marry, what they could drink, How they spoke. What they wore. Where they traveled. What they vast stores of their blood and treasure was spent on. What they valued. How they fucked, what they ate. How they voted, obeyed or rebelled, fought or died. <text:s/><text:line-break/><text:line-break/>Belief. Daginal couldn't put his finger on what was wrong. But there was something rotten in the Church. And because intertwined the church was in his family, rotten in them. Rotten in him. It was this rotten thing, that he could not find, and did not understand that kept causing him to fail. </text:p>
      <text:p text:style-name="P1"/>
      <text:p text:style-name="P1">This was a hard thing to reconcile. The church was false. He knew it in his bones. He'd prayed the prayers. Made the sacrifices. Died and been burried for three long days in an earth <text:s/>But he could not bear to speak it. It would mean leaving his family. Renoucing being a Kastligar. And the vast fortune and power and history that was his birthright. These things made the only core of self confidence and identity that held the lies and negative parts of him at bay. </text:p>
      <text:p text:style-name="P1"/>
      <text:p text:style-name="P1"/>
      <text:p text:style-name="P1"><text:s/></text:p>
      <text:p text:style-name="P1"/>
      <text:p text:style-name="P1"><text:line-break/><text:line-break/><text:soft-page-break/></text:p>
      <text:p text:style-name="P1"/>
      <text:p text:style-name="P1"><text:s/></text:p>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ke Stanger</meta:initial-creator>
    <meta:creation-date>2023-12-18T11:02:49.82</meta:creation-date>
    <dc:date>2024-01-01T14:02:46.04</dc:date>
    <dc:creator>Blake Stanger</dc:creator>
    <meta:editing-duration>P1DT12H15M57S</meta:editing-duration>
    <meta:editing-cycles>37</meta:editing-cycles>
    <meta:generator>OpenOffice/4.1.11$Win32 OpenOffice.org_project/4111m1$Build-9808</meta:generator>
    <meta:document-statistic meta:table-count="0" meta:image-count="0" meta:object-count="0" meta:page-count="10" meta:paragraph-count="89" meta:word-count="4695" meta:character-count="25874"/>
  </office:meta>
</office:document-meta>
</file>